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Prestations" style:family="table">
      <style:table-properties style:width="16.671cm" table:align="margins"/>
    </style:style>
    <style:style style:name="tabPrestations.A" style:family="table-column">
      <style:table-column-properties style:column-width="3.334cm" style:rel-column-width="13107*"/>
    </style:style>
    <style:style style:name="tabPrestations.C" style:family="table-column">
      <style:table-column-properties style:column-width="5.939cm" style:rel-column-width="23346*"/>
    </style:style>
    <style:style style:name="tabPrestations.D" style:family="table-column">
      <style:table-column-properties style:column-width="2.028cm" style:rel-column-width="7974*"/>
    </style:style>
    <style:style style:name="tabPrestations.E" style:family="table-column">
      <style:table-column-properties style:column-width="2.036cm" style:rel-column-width="8001*"/>
    </style:style>
    <style:style style:name="tabPrestations.A1" style:family="table-cell">
      <style:table-cell-properties fo:padding="0.097cm" fo:border="none"/>
    </style:style>
    <style:style style:name="Table1" style:family="table">
      <style:table-properties style:width="16.671cm" table:align="margins"/>
    </style:style>
    <style:style style:name="Table1.A" style:family="table-column">
      <style:table-column-properties style:column-width="3.334cm" style:rel-column-width="13107*"/>
    </style:style>
    <style:style style:name="Table1.C" style:family="table-column">
      <style:table-column-properties style:column-width="5.939cm" style:rel-column-width="23346*"/>
    </style:style>
    <style:style style:name="Table1.D" style:family="table-column">
      <style:table-column-properties style:column-width="2.028cm" style:rel-column-width="7974*"/>
    </style:style>
    <style:style style:name="Table1.E" style:family="table-column">
      <style:table-column-properties style:column-width="2.036cm" style:rel-column-width="8001*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fo:padding="0.097cm" fo:border-left="none" fo:border-right="none" fo:border-top="0.002cm solid #000000" fo:border-bottom="none"/>
    </style:style>
    <style:style style:name="tabFortune" style:family="table">
      <style:table-properties style:width="17.052cm" table:align="right"/>
    </style:style>
    <style:style style:name="tabFortune.A" style:family="table-column">
      <style:table-column-properties style:column-width="13.457cm"/>
    </style:style>
    <style:style style:name="tabFortune.B" style:family="table-column">
      <style:table-column-properties style:column-width="3.595cm"/>
    </style:style>
    <style:style style:name="tabFortune.A1" style:family="table-cell">
      <style:table-cell-properties fo:padding="0.097cm" fo:border="none"/>
    </style:style>
    <style:style style:name="tabRevenus" style:family="table">
      <style:table-properties style:width="17.052cm" table:align="right"/>
    </style:style>
    <style:style style:name="tabRevenus.A" style:family="table-column">
      <style:table-column-properties style:column-width="13.457cm"/>
    </style:style>
    <style:style style:name="tabRevenus.B" style:family="table-column">
      <style:table-column-properties style:column-width="3.595cm"/>
    </style:style>
    <style:style style:name="tabRevenus.A1" style:family="table-cell">
      <style:table-cell-properties fo:padding="0.097cm" fo:border="none"/>
    </style:style>
    <style:style style:name="tabDepenses" style:family="table">
      <style:table-properties style:width="17.052cm" table:align="right"/>
    </style:style>
    <style:style style:name="tabDepenses.A" style:family="table-column">
      <style:table-column-properties style:column-width="13.457cm"/>
    </style:style>
    <style:style style:name="tabDepenses.B" style:family="table-column">
      <style:table-column-properties style:column-width="3.595cm"/>
    </style:style>
    <style:style style:name="tabDepenses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4" style:family="paragraph" style:parent-style-name="Text_20_body">
      <style:text-properties style:font-name="Arial" fo:font-size="11pt" style:font-size-asian="11pt" style:font-size-complex="11pt"/>
    </style:style>
    <style:style style:name="P5" style:family="paragraph" style:parent-style-name="Text_20_body" style:list-style-name="L1"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7" style:family="paragraph" style:parent-style-name="Text_20_body">
      <style:paragraph-properties fo:keep-together="always" fo:background-color="transparent" style:shadow="none" fo:keep-with-next="auto">
        <style:tab-stops/>
        <style:background-image/>
      </style:paragraph-properties>
      <style:text-properties style:font-name="Arial" fo:font-size="11pt" style:font-size-asian="11pt" style:font-size-complex="11pt"/>
    </style:style>
    <style:style style:name="P8" style:family="paragraph" style:parent-style-name="Text_20_body" style:master-page-name="">
      <style:paragraph-properties fo:margin-top="0cm" fo:margin-bottom="0cm" style:page-number="auto" fo:keep-with-next="always"/>
      <style:text-properties style:font-name="Arial" fo:font-size="11pt" style:font-size-asian="11pt" style:font-size-complex="11pt"/>
    </style:style>
    <style:style style:name="P9" style:family="paragraph" style:parent-style-name="Text_20_body" style:master-page-name="">
      <style:paragraph-properties fo:margin-top="0.21cm" fo:margin-bottom="0cm" style:page-number="auto" fo:keep-with-next="auto"/>
      <style:text-properties style:font-name="Arial" fo:font-size="11pt" style:font-size-asian="11pt" style:font-size-complex="11pt"/>
    </style:style>
    <style:style style:name="P10" style:family="paragraph" style:parent-style-name="Text_20_body" style:master-page-name="">
      <style:paragraph-properties fo:margin-top="0.21cm" fo:margin-bottom="0cm" style:page-number="auto" fo:keep-with-next="always"/>
      <style:text-properties style:font-name="Arial" fo:font-size="11pt" style:font-size-asian="11pt" style:font-size-complex="11pt"/>
    </style:style>
    <style:style style:name="P11" style:family="paragraph" style:parent-style-name="Text_20_body">
      <style:paragraph-properties fo:margin-top="0.21cm" fo:margin-bottom="0.21cm" fo:keep-with-next="always"/>
      <style:text-properties style:font-name="Arial" fo:font-size="11pt" style:font-size-asian="11pt" style:font-size-complex="11pt"/>
    </style:style>
    <style:style style:name="P12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line-height="0.75cm" fo:text-align="justify" style:justify-single-word="false"/>
      <style:text-properties style:font-name="Arial" fo:font-size="13pt" style:text-underline-style="none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7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8" style:family="paragraph" style:parent-style-name="Table_20_Contents">
      <style:text-properties style:font-name="Ari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2" style:family="paragraph" style:parent-style-name="Table_20_Contents">
      <style:paragraph-properties fo:keep-with-next="always"/>
      <style:text-properties style:font-name="Arial" fo:font-size="11pt" style:font-size-asian="11pt" style:font-size-complex="11pt"/>
    </style:style>
    <style:style style:name="P23" style:family="paragraph" style:parent-style-name="Table_20_Contents">
      <style:paragraph-properties fo:text-align="end" style:justify-single-word="false" fo:keep-with-next="always"/>
      <style:text-properties style:font-name="Arial" fo:font-size="11pt" style:font-size-asian="11pt" style:font-size-complex="11pt"/>
    </style:style>
    <style:style style:name="P2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style:font-name="Gill Sans MT_CCJU2" fo:font-size="6pt" style:font-size-asian="6pt" style:font-size-complex="6pt"/>
    </style:style>
    <style:style style:name="T4" style:family="text">
      <style:text-properties style:font-name="Gill Sans MT_CCJU2" fo:font-size="11pt" style:font-size-asian="11pt" style:font-size-complex="11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%#include PCheader#%</text:p>
      <text:p text:style-name="P12"/>
      <text:p text:style-name="P12">%=LABEL_NSS=% %=NSS=%</text:p>
      <text:p text:style-name="P12">%=LABEL_AYANT_DROIT=% %=NOM_AYANT_DROIT=%</text:p>
      <text:p text:style-name="P15">%=TITRE=%</text:p>
      <text:p text:style-name="P7"/>
      <text:p text:style-name="P4">%=CONTENU0=%</text:p>
      <table:table table:name="tabPrestations" table:style-name="tabPrestations">
        <table:table-column table:style-name="tabPrestations.A" table:number-columns-repeated="2"/>
        <table:table-column table:style-name="tabPrestations.C"/>
        <table:table-column table:style-name="tabPrestations.D"/>
        <table:table-column table:style-name="tabPrestations.E"/>
        <table:table-row>
          <table:table-cell table:style-name="tabPrestations.A1" office:value-type="string">
            <text:p text:style-name="P6">%=GENRE=%</text:p>
          </table:table-cell>
          <table:table-cell table:style-name="tabPrestations.A1" office:value-type="string">
            <text:p text:style-name="P19"/>
          </table:table-cell>
          <table:table-cell table:style-name="tabPrestations.A1" office:value-type="string">
            <text:p text:style-name="P19"/>
          </table:table-cell>
          <table:table-cell table:style-name="tabPrestations.A1" office:value-type="string">
            <text:p text:style-name="P21">%=ANNEE_PRECEDENTE=%</text:p>
          </table:table-cell>
          <table:table-cell table:style-name="tabPrestations.A1" office:value-type="string">
            <text:p text:style-name="P21">%=ANNEE=%</text:p>
          </table:table-cell>
        </table:table-row>
        <table:table-row>
          <table:table-cell table:style-name="tabPrestations.A1" office:value-type="string">
            <text:p text:style-name="P18"><text:span text:style-name="T5">%{ligne}% </text:span><text:span text:style-name="T6">%=DESIGNATION_DF=%</text:span></text:p>
          </table:table-cell>
          <table:table-cell table:style-name="tabPrestations.A1" office:value-type="string">
            <text:p text:style-name="P19">%=NSS_BENEFICIAIRE=%</text:p>
          </table:table-cell>
          <table:table-cell table:style-name="tabPrestations.A1" office:value-type="string">
            <text:p text:style-name="P19">%=NOM_BENEFICIAIRE=%</text:p>
          </table:table-cell>
          <table:table-cell table:style-name="tabPrestations.A1" office:value-type="string">
            <text:p text:style-name="P20">%=MONTANT_DF_PRECEDENT=%</text:p>
          </table:table-cell>
          <table:table-cell table:style-name="tabPrestations.A1" office:value-type="string">
            <text:p text:style-name="P20">%=MONTANT_DF=%</text:p>
          </table:table-cell>
        </table:table-row>
      </table:table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C1" office:value-type="string">
            <text:p text:style-name="P19">%=LABEL_TOTAL_MENSUEL=%</text:p>
          </table:table-cell>
          <table:table-cell table:style-name="Table1.C1" office:value-type="string">
            <text:p text:style-name="P20">%=TOTAL_DF_PRECEDENT=%</text:p>
          </table:table-cell>
          <table:table-cell table:style-name="Table1.C1" office:value-type="string">
            <text:p text:style-name="P20">%=TOTAL_DF=%</text:p>
          </table:table-cell>
        </table:table-row>
      </table:table>
      <text:p text:style-name="P13"/>
      <text:p text:style-name="P4">%=remLineWhenBlank(HOME_MEDICALISE,4)=%</text:p>
      <text:list xml:id="list35191518" text:style-name="L1">
        <text:list-item>
          <text:p text:style-name="P5">%=PAIEMENT0=%</text:p>
        </text:list-item>
        <text:list-item>
          <text:p text:style-name="P5">%=PAIEMENT1=%</text:p>
        </text:list-item>
        <text:list-item>
          <text:p text:style-name="P5">%=PAIEMENT2=%</text:p>
        </text:list-item>
      </text:list>
      <text:p text:style-name="P4">%=CONTENU1=%</text:p>
      <text:p text:style-name="P8">%=LABEL_FORTUNE=%</text:p>
      <table:table table:name="tabFortune" table:style-name="tabFortune">
        <table:table-column table:style-name="tabFortune.A"/>
        <table:table-column table:style-name="tabFortune.B"/>
        <table:table-row>
          <table:table-cell table:style-name="tabFortune.A1" office:value-type="string">
            <text:p text:style-name="P22"><text:span text:style-name="T5">%{HEADER_ROWS:0}%%{ligneFORTUNE}% </text:span>%=DESIGNATION_FORTUNE=%</text:p>
          </table:table-cell>
          <table:table-cell table:style-name="tabFortune.A1" office:value-type="string">
            <text:p text:style-name="P23">%=MONTANT_FORTUNE=%</text:p>
          </table:table-cell>
        </table:table-row>
      </table:table>
      <text:p text:style-name="P9"/>
      <text:p text:style-name="P10">%=LABEL_REVENUS=%</text:p>
      <table:table table:name="tabRevenus" table:style-name="tabRevenus">
        <table:table-column table:style-name="tabRevenus.A"/>
        <table:table-column table:style-name="tabRevenus.B"/>
        <table:table-row>
          <table:table-cell table:style-name="tabRevenus.A1" office:value-type="string">
            <text:p text:style-name="P22"><text:span text:style-name="T5">%{HEADER_ROWS:0}%%{ligneREVENUS}% </text:span>%=DESIGNATION_REVENUS=%</text:p>
          </table:table-cell>
          <table:table-cell table:style-name="tabRevenus.A1" office:value-type="string">
            <text:p text:style-name="P23">%=MONTANT_REVENUS=%</text:p>
          </table:table-cell>
        </table:table-row>
      </table:table>
      <text:p text:style-name="P9"/>
      <text:p text:style-name="P10">%=LABEL_DEPENSES=%</text:p>
      <table:table table:name="tabDepenses" table:style-name="tabDepenses">
        <table:table-column table:style-name="tabDepenses.A"/>
        <table:table-column table:style-name="tabDepenses.B"/>
        <table:table-row>
          <table:table-cell table:style-name="tabDepenses.A1" office:value-type="string">
            <text:p text:style-name="P22"><text:span text:style-name="T5">%{HEADER_ROWS:0}%%{ligneDEPENSES}% </text:span>%=DESIGNATION_DEPENSES=%</text:p>
          </table:table-cell>
          <table:table-cell table:style-name="tabDepenses.A1" office:value-type="string">
            <text:p text:style-name="P23">%=MONTANT_DEPENSES=%</text:p>
          </table:table-cell>
        </table:table-row>
      </table:table>
      <text:p text:style-name="P11">%=CONTENU2=%</text:p>
      <text:p text:style-name="P4">%=CONTENU3=%</text:p>
      <text:p text:style-name="P4">%=POLITESSE=%</text:p>
      <text:p text:style-name="P14"/>
      <text:p text:style-name="P16"><text:tab/><text:span text:style-name="T2">%#include PCsignature#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2-09-28T15:06:56.03</dc:date>
    <meta:print-date>2011-02-22T10:58:36</meta:print-date>
    <meta:editing-cycles>167</meta:editing-cycles>
    <meta:editing-duration>P1DT12H43M54S</meta:editing-duration>
    <meta:document-statistic meta:table-count="5" meta:image-count="0" meta:object-count="0" meta:page-count="1" meta:paragraph-count="36" meta:word-count="54" meta:character-count="841"/>
    <dc:creator>Sébastien Chèvre</dc:creator>
    <meta:user-defined meta:name="Info 1"/>
    <meta:user-defined meta:name="Info 2"/>
    <meta:user-defined meta:name="Info 3"/>
    <meta:user-defined meta:name="Info 4"/>
  </office:meta>
</office:document-meta>
</file>